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7.918cm" svg:height="11.193cm" svg:x="7.59cm" svg:y="0.333cm">
            <draw:object draw:notify-on-update-of-ranges="Sheet1.A2:Sheet1.A7 Sheet1.C2:Sheet1.C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0.224cm" svg:height="11.383cm" svg:x="18.831cm" svg:y="5.063cm">
            <draw:object draw:notify-on-update-of-ranges="Sheet1.B2:Sheet1.B7 Sheet1.C2:Sheet1.C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25.412cm" svg:height="12.308cm" svg:x="52.937cm" svg:y="0.048cm">
            <draw:object draw:notify-on-update-of-ranges="Sheet1.V3:Sheet1.V10 Sheet1.W3:Sheet1.W1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25.444cm" svg:height="12.614cm" svg:x="52.959cm" svg:y="12.364cm">
            <draw:object draw:notify-on-update-of-ranges="Sheet1.U3:Sheet1.U10 Sheet1.W3:Sheet1.W1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55.648cm" svg:height="18.939cm" svg:x="18.673cm" svg:y="26.058cm">
            <draw:object draw:notify-on-update-of-ranges="Sheet1.D61:Sheet1.D73 Sheet1.E61:Sheet1.E73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23" table:default-cell-style-name="Default"/>
        <table:table-row table:style-name="ro1">
          <table:table-cell office:value-type="string" calcext:value-type="string">
            <text:p>maxSize</text:p>
          </table:table-cell>
          <table:table-cell office:value-type="string" calcext:value-type="string">
            <text:p>elements</text:p>
          </table:table-cell>
          <table:table-cell office:value-type="string" calcext:value-type="string">
            <text:p>Di</text:p>
          </table:table-cell>
          <table:table-cell table:number-columns-repeated="2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28607" calcext:value-type="float">
            <text:p>728607</text:p>
          </table:table-cell>
          <table:table-cell office:value-type="float" office:value="1.213" calcext:value-type="float">
            <text:p>1,213</text:p>
          </table:table-cell>
          <table:table-cell table:number-columns-repeated="17"/>
          <table:table-cell office:value-type="string" calcext:value-type="string">
            <text:p>maxSize</text:p>
          </table:table-cell>
          <table:table-cell office:value-type="string" calcext:value-type="string">
            <text:p>elements</text:p>
          </table:table-cell>
          <table:table-cell office:value-type="string" calcext:value-type="string">
            <text:p>Di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106796" calcext:value-type="float">
            <text:p>1106796</text:p>
          </table:table-cell>
          <table:table-cell office:value-type="float" office:value="1.204" calcext:value-type="float">
            <text:p>1,204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728607" calcext:value-type="float">
            <text:p>728607</text:p>
          </table:table-cell>
          <table:table-cell office:value-type="float" office:value="1.213" calcext:value-type="float">
            <text:p>1,21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072292" calcext:value-type="float">
            <text:p>2072292</text:p>
          </table:table-cell>
          <table:table-cell office:value-type="float" office:value="1.197" calcext:value-type="float">
            <text:p>1,197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1106796" calcext:value-type="float">
            <text:p>1106796</text:p>
          </table:table-cell>
          <table:table-cell office:value-type="float" office:value="1.204" calcext:value-type="float">
            <text:p>1,204</text:p>
          </table:table-cell>
        </table:table-row>
        <table:table-row table:style-name="ro1">
          <table:table-cell office:value-type="float" office:value="51.2" calcext:value-type="float">
            <text:p>51,2</text:p>
          </table:table-cell>
          <table:table-cell office:value-type="float" office:value="3395988" calcext:value-type="float">
            <text:p>3395988</text:p>
          </table:table-cell>
          <table:table-cell office:value-type="float" office:value="1.213" calcext:value-type="float">
            <text:p>1,213</text:p>
          </table:table-cell>
          <table:table-cell table:number-columns-repeated="16"/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072292" calcext:value-type="float">
            <text:p>2072292</text:p>
          </table:table-cell>
          <table:table-cell office:value-type="float" office:value="1.197" calcext:value-type="float">
            <text:p>1,197</text:p>
          </table:table-cell>
        </table:table-row>
        <table:table-row table:style-name="ro1">
          <table:table-cell office:value-type="float" office:value="40.96" calcext:value-type="float">
            <text:p>40,96</text:p>
          </table:table-cell>
          <table:table-cell office:value-type="float" office:value="5116005" calcext:value-type="float">
            <text:p>5116005</text:p>
          </table:table-cell>
          <table:table-cell office:value-type="float" office:value="1.222" calcext:value-type="float">
            <text:p>1,222</text:p>
          </table:table-cell>
          <table:table-cell table:number-columns-repeated="16"/>
          <table:table-cell office:value-type="float" office:value="4" calcext:value-type="float">
            <text:p>4</text:p>
          </table:table-cell>
          <table:table-cell office:value-type="float" office:value="51.2" calcext:value-type="float">
            <text:p>51,2</text:p>
          </table:table-cell>
          <table:table-cell office:value-type="float" office:value="3395988" calcext:value-type="float">
            <text:p>3395988</text:p>
          </table:table-cell>
          <table:table-cell office:value-type="float" office:value="1.213" calcext:value-type="float">
            <text:p>1,213</text:p>
          </table:table-cell>
        </table:table-row>
        <table:table-row table:style-name="ro1">
          <table:table-cell office:value-type="float" office:value="32.768" calcext:value-type="float">
            <text:p>32,768</text:p>
          </table:table-cell>
          <table:table-cell office:value-type="float" office:value="12107251" calcext:value-type="float">
            <text:p>12107251</text:p>
          </table:table-cell>
          <table:table-cell office:value-type="float" office:value="1.262" calcext:value-type="float">
            <text:p>1,262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office:value-type="float" office:value="40.96" calcext:value-type="float">
            <text:p>40,96</text:p>
          </table:table-cell>
          <table:table-cell office:value-type="float" office:value="5116005" calcext:value-type="float">
            <text:p>5116005</text:p>
          </table:table-cell>
          <table:table-cell office:value-type="float" office:value="1.222" calcext:value-type="float">
            <text:p>1,222</text:p>
          </table:table-cell>
        </table:table-row>
        <table:table-row table:style-name="ro1">
          <table:table-cell table:number-columns-repeated="19"/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9620454" calcext:value-type="float">
            <text:p>9620454</text:p>
          </table:table-cell>
          <table:table-cell office:value-type="float" office:value="1.299" calcext:value-type="float">
            <text:p>1,299</text:p>
          </table:table-cell>
        </table:table-row>
        <table:table-row table:style-name="ro1">
          <table:table-cell table:number-columns-repeated="19"/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10540924" calcext:value-type="float">
            <text:p>10540924</text:p>
          </table:table-cell>
          <table:table-cell office:value-type="float" office:value="1.304" calcext:value-type="float">
            <text:p>1,304</text:p>
          </table:table-cell>
        </table:table-row>
        <table:table-row table:style-name="ro1">
          <table:table-cell table:number-columns-repeated="19"/>
          <table:table-cell office:value-type="float" office:value="6" calcext:value-type="float">
            <text:p>6</text:p>
          </table:table-cell>
          <table:table-cell office:value-type="float" office:value="32.768" calcext:value-type="float">
            <text:p>32,768</text:p>
          </table:table-cell>
          <table:table-cell office:value-type="float" office:value="12107251" calcext:value-type="float">
            <text:p>12107251</text:p>
          </table:table-cell>
          <table:table-cell office:value-type="float" office:value="1.262" calcext:value-type="float">
            <text:p>1,262</text:p>
          </table:table-cell>
        </table:table-row>
        <table:table-row table:style-name="ro1" table:number-rows-repeated="49">
          <table:table-cell table:number-columns-repeated="23"/>
        </table:table-row>
        <table:table-row table:style-name="ro1">
          <table:table-cell table:number-columns-repeated="2"/>
          <table:table-cell office:value-type="string" calcext:value-type="string">
            <text:p>maxSize</text:p>
          </table:table-cell>
          <table:table-cell office:value-type="string" calcext:value-type="string">
            <text:p>elements</text:p>
          </table:table-cell>
          <table:table-cell office:value-type="string" calcext:value-type="string">
            <text:p>Di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728607" calcext:value-type="float">
            <text:p>728607</text:p>
          </table:table-cell>
          <table:table-cell office:value-type="float" office:value="1.213" calcext:value-type="float">
            <text:p>1,213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1106796" calcext:value-type="float">
            <text:p>1106796</text:p>
          </table:table-cell>
          <table:table-cell office:value-type="float" office:value="1.204" calcext:value-type="float">
            <text:p>1,204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072292" calcext:value-type="float">
            <text:p>2072292</text:p>
          </table:table-cell>
          <table:table-cell office:value-type="float" office:value="1.197" calcext:value-type="float">
            <text:p>1,197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1.2" calcext:value-type="float">
            <text:p>51,2</text:p>
          </table:table-cell>
          <table:table-cell office:value-type="float" office:value="3395988" calcext:value-type="float">
            <text:p>3395988</text:p>
          </table:table-cell>
          <table:table-cell office:value-type="float" office:value="1.213" calcext:value-type="float">
            <text:p>1,213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0.96" calcext:value-type="float">
            <text:p>40,96</text:p>
          </table:table-cell>
          <table:table-cell office:value-type="float" office:value="5116005" calcext:value-type="float">
            <text:p>5116005</text:p>
          </table:table-cell>
          <table:table-cell office:value-type="float" office:value="1.222" calcext:value-type="float">
            <text:p>1,222</text:p>
          </table:table-cell>
          <table:table-cell table:number-columns-repeated="1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5602384" calcext:value-type="float">
            <text:p>5602384</text:p>
          </table:table-cell>
          <table:table-cell office:value-type="float" office:value="1.287" calcext:value-type="float">
            <text:p>1,287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39.5" calcext:value-type="float">
            <text:p>39,5</text:p>
          </table:table-cell>
          <table:table-cell office:value-type="float" office:value="7844962" calcext:value-type="float">
            <text:p>7844962</text:p>
          </table:table-cell>
          <table:table-cell office:value-type="float" office:value="1.278" calcext:value-type="float">
            <text:p>1,27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9039949" calcext:value-type="float">
            <text:p>9039949</text:p>
          </table:table-cell>
          <table:table-cell office:value-type="float" office:value="1.288" calcext:value-type="float">
            <text:p>1,28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9620454" calcext:value-type="float">
            <text:p>9620454</text:p>
          </table:table-cell>
          <table:table-cell office:value-type="float" office:value="1.299" calcext:value-type="float">
            <text:p>1,299</text:p>
          </table:table-cell>
          <table:table-cell table:number-columns-repeated="18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10540924" calcext:value-type="float">
            <text:p>10540924</text:p>
          </table:table-cell>
          <table:table-cell office:value-type="float" office:value="1.304" calcext:value-type="float">
            <text:p>1,304</text:p>
          </table:table-cell>
          <table:table-cell table:number-columns-repeated="18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2.768" calcext:value-type="float">
            <text:p>32,768</text:p>
          </table:table-cell>
          <table:table-cell office:value-type="float" office:value="12107251" calcext:value-type="float">
            <text:p>12107251</text:p>
          </table:table-cell>
          <table:table-cell office:value-type="float" office:value="1.262" calcext:value-type="float">
            <text:p>1,262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31.1296" calcext:value-type="float">
            <text:p>31,1296</text:p>
          </table:table-cell>
          <table:table-cell office:value-type="float" office:value="12896528" calcext:value-type="float">
            <text:p>12896528</text:p>
          </table:table-cell>
          <table:table-cell office:value-type="float" office:value="1.311" calcext:value-type="float">
            <text:p>1,311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29.6" calcext:value-type="float">
            <text:p>29,6</text:p>
          </table:table-cell>
          <table:table-cell office:value-type="float" office:value="13815303" calcext:value-type="float">
            <text:p>13815303</text:p>
          </table:table-cell>
          <table:table-cell office:value-type="float" office:value="1.327" calcext:value-type="float">
            <text:p>1,327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28.6" calcext:value-type="float">
            <text:p>28,6</text:p>
          </table:table-cell>
          <table:table-cell office:value-type="float" office:value="14401893" calcext:value-type="float">
            <text:p>14401893</text:p>
          </table:table-cell>
          <table:table-cell table:number-columns-repeated="19"/>
        </table:table-row>
        <table:table-row table:style-name="ro1" table:number-rows-repeated="5">
          <table:table-cell table:number-columns-repeated="23"/>
        </table:table-row>
        <table:table-row table:style-name="ro1">
          <table:table-cell table:number-columns-repeated="4"/>
          <table:table-cell office:value-type="string" calcext:value-type="string">
            <text:p>LAMINAR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maxSize</text:p>
          </table:table-cell>
          <table:table-cell office:value-type="string" calcext:value-type="string">
            <text:p>elements</text:p>
          </table:table-cell>
          <table:table-cell office:value-type="string" calcext:value-type="string">
            <text:p>Di</text:p>
          </table:table-cell>
          <table:table-cell table:number-columns-repeated="1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5602384" calcext:value-type="float">
            <text:p>5602384</text:p>
          </table:table-cell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4T11:53:50.841406182</meta:creation-date>
    <dc:date>2024-07-17T12:18:21.220963006</dc:date>
    <meta:editing-duration>P1DT1H53M50S</meta:editing-duration>
    <meta:editing-cycles>17</meta:editing-cycles>
    <meta:generator>LibreOffice/7.3.7.2$Linux_X86_64 LibreOffice_project/30$Build-2</meta:generator>
    <meta:document-statistic meta:table-count="1" meta:cell-count="121" meta:object-count="5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7.919cm" svg:height="11.194cm" xlink:href=".." xlink:type="simple" chart:class="chart:scatter" chart:style-name="ch1">
        <chart:plot-area chart:style-name="ch2" table:cell-range-address="Sheet1.A2:Sheet1.A7 Sheet1.C2:Sheet1.C7" svg:x="0.143cm" svg:y="0.358cm" svg:width="17.06cm" svg:height="10.539cm">
          <chart:coordinate-region svg:x="1.046cm" svg:y="0.556cm" svg:width="15.876cm" svg:height="9.699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C2:Sheet1.C7" chart:class="chart:scatter">
            <chart:domain table:cell-range-address="Sheet1.A2:Sheet1.A7"/>
            <chart:data-point chart:repeated="6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1.A2:Sheet1.A7</svg:desc>
                </draw:g>
              </table:table-cell>
              <table:table-cell office:value-type="float" office:value="1.213">
                <text:p>1.213</text:p>
                <draw:g>
                  <svg:desc>Sheet1.C2:Sheet1.C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0">
                <text:p>80</text:p>
              </table:table-cell>
              <table:table-cell office:value-type="float" office:value="1.204">
                <text:p>1.2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4">
                <text:p>64</text:p>
              </table:table-cell>
              <table:table-cell office:value-type="float" office:value="1.197">
                <text:p>1.1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1.2">
                <text:p>51.2</text:p>
              </table:table-cell>
              <table:table-cell office:value-type="float" office:value="1.213">
                <text:p>1.2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.96">
                <text:p>40.96</text:p>
              </table:table-cell>
              <table:table-cell office:value-type="float" office:value="1.222">
                <text:p>1.2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.768">
                <text:p>32.768</text:p>
              </table:table-cell>
              <table:table-cell office:value-type="float" office:value="1.262">
                <text:p>1.2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0.225cm" svg:height="11.384cm" xlink:href=".." xlink:type="simple" chart:class="chart:scatter" chart:style-name="ch1">
        <chart:legend chart:legend-position="end" svg:x="17.366cm" svg:y="5.395cm" style:legend-expansion="high" chart:style-name="ch2"/>
        <chart:plot-area chart:style-name="ch3" table:cell-range-address="Sheet1.B2:Sheet1.C7" svg:x="0.404cm" svg:y="0.227cm" svg:width="16.558cm" svg:height="10.93cm">
          <chart:coordinate-region svg:x="1.307cm" svg:y="0.425cm" svg:width="14.909cm" svg:height="10.089cm"/>
          <chart:axis chart:dimension="x" chart:name="primary-x" chart:style-name="ch4"/>
          <chart:axis chart:dimension="y" chart:name="primary-y" chart:style-name="ch4">
            <chart:grid chart:style-name="ch5" chart:class="major"/>
            <chart:grid chart:style-name="ch6" chart:class="minor"/>
          </chart:axis>
          <chart:series chart:style-name="ch7" chart:values-cell-range-address="Sheet1.C2:Sheet1.C7" chart:class="chart:scatter">
            <chart:domain table:cell-range-address="Sheet1.B2:Sheet1.B7"/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28607">
                <text:p>728607</text:p>
                <draw:g>
                  <svg:desc>Sheet1.B2:Sheet1.B7</svg:desc>
                </draw:g>
              </table:table-cell>
              <table:table-cell office:value-type="float" office:value="1.213">
                <text:p>1.213</text:p>
                <draw:g>
                  <svg:desc>Sheet1.C2:Sheet1.C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06796">
                <text:p>1106796</text:p>
              </table:table-cell>
              <table:table-cell office:value-type="float" office:value="1.204">
                <text:p>1.2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72292">
                <text:p>2072292</text:p>
              </table:table-cell>
              <table:table-cell office:value-type="float" office:value="1.197">
                <text:p>1.1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395988">
                <text:p>3395988</text:p>
              </table:table-cell>
              <table:table-cell office:value-type="float" office:value="1.213">
                <text:p>1.2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116005">
                <text:p>5116005</text:p>
              </table:table-cell>
              <table:table-cell office:value-type="float" office:value="1.222">
                <text:p>1.2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107251">
                <text:p>12107251</text:p>
              </table:table-cell>
              <table:table-cell office:value-type="float" office:value="1.262">
                <text:p>1.26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5.413cm" svg:height="12.309cm" xlink:href=".." xlink:type="simple" chart:class="chart:scatter" chart:style-name="ch1">
        <chart:legend chart:legend-position="end" svg:x="22.484cm" svg:y="5.857cm" style:legend-expansion="high" chart:style-name="ch2"/>
        <chart:plot-area chart:style-name="ch3" table:cell-range-address="Sheet1.V3:Sheet1.W10" svg:x="0.508cm" svg:y="0.246cm" svg:width="21.468cm" svg:height="11.817cm">
          <chart:coordinate-region svg:x="1.411cm" svg:y="0.443cm" svg:width="19.819cm" svg:height="10.97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W3:Sheet1.W10" chart:class="chart:scatter">
            <chart:domain table:cell-range-address="Sheet1.V3:Sheet1.V10"/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V</text:p>
              </table:table-cell>
              <table:table-cell office:value-type="string">
                <text:p>Column W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28607">
                <text:p>728607</text:p>
                <draw:g>
                  <svg:desc>Sheet1.V3:Sheet1.V10</svg:desc>
                </draw:g>
              </table:table-cell>
              <table:table-cell office:value-type="float" office:value="1.213">
                <text:p>1.213</text:p>
                <draw:g>
                  <svg:desc>Sheet1.W3:Sheet1.W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06796">
                <text:p>1106796</text:p>
              </table:table-cell>
              <table:table-cell office:value-type="float" office:value="1.204">
                <text:p>1.2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72292">
                <text:p>2072292</text:p>
              </table:table-cell>
              <table:table-cell office:value-type="float" office:value="1.197">
                <text:p>1.1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395988">
                <text:p>3395988</text:p>
              </table:table-cell>
              <table:table-cell office:value-type="float" office:value="1.213">
                <text:p>1.2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116005">
                <text:p>5116005</text:p>
              </table:table-cell>
              <table:table-cell office:value-type="float" office:value="1.222">
                <text:p>1.2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620454">
                <text:p>9620454</text:p>
              </table:table-cell>
              <table:table-cell office:value-type="float" office:value="1.299">
                <text:p>1.2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540924">
                <text:p>10540924</text:p>
              </table:table-cell>
              <table:table-cell office:value-type="float" office:value="1.304">
                <text:p>1.3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107251">
                <text:p>12107251</text:p>
              </table:table-cell>
              <table:table-cell office:value-type="float" office:value="1.262">
                <text:p>1.26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5.445cm" svg:height="12.615cm" xlink:href=".." xlink:type="simple" chart:class="chart:scatter" chart:style-name="ch1">
        <chart:legend chart:legend-position="end" svg:x="22.516cm" svg:y="6.01cm" style:legend-expansion="high" chart:style-name="ch2"/>
        <chart:plot-area chart:style-name="ch3" table:cell-range-address="Sheet1.U3:Sheet1.U10 Sheet1.W3:Sheet1.W10" svg:x="0.524cm" svg:y="0.213cm" svg:width="21.096cm" svg:height="11.768cm">
          <chart:coordinate-region svg:x="1.427cm" svg:y="0.41cm" svg:width="19.912cm" svg:height="10.92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W3:Sheet1.W10" chart:class="chart:scatter">
            <chart:domain table:cell-range-address="Sheet1.U3:Sheet1.U10"/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U</text:p>
              </table:table-cell>
              <table:table-cell office:value-type="string">
                <text:p>Column W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1.U3:Sheet1.U10</svg:desc>
                </draw:g>
              </table:table-cell>
              <table:table-cell office:value-type="float" office:value="1.213">
                <text:p>1.213</text:p>
                <draw:g>
                  <svg:desc>Sheet1.W3:Sheet1.W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0">
                <text:p>80</text:p>
              </table:table-cell>
              <table:table-cell office:value-type="float" office:value="1.204">
                <text:p>1.2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4">
                <text:p>64</text:p>
              </table:table-cell>
              <table:table-cell office:value-type="float" office:value="1.197">
                <text:p>1.1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1.2">
                <text:p>51.2</text:p>
              </table:table-cell>
              <table:table-cell office:value-type="float" office:value="1.213">
                <text:p>1.2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.96">
                <text:p>40.96</text:p>
              </table:table-cell>
              <table:table-cell office:value-type="float" office:value="1.222">
                <text:p>1.2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8">
                <text:p>38</text:p>
              </table:table-cell>
              <table:table-cell office:value-type="float" office:value="1.299">
                <text:p>1.2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1.304">
                <text:p>1.3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2.768">
                <text:p>32.768</text:p>
              </table:table-cell>
              <table:table-cell office:value-type="float" office:value="1.262">
                <text:p>1.26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interval-major="50000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interval-major="0.0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55.649cm" svg:height="18.94cm" xlink:href=".." xlink:type="simple" chart:class="chart:scatter" chart:style-name="ch1">
        <chart:plot-area chart:style-name="ch2" table:cell-range-address="Sheet1.D61:Sheet1.E73" svg:x="1.112cm" svg:y="0.378cm" svg:width="53.425cm" svg:height="18.184cm">
          <chart:coordinate-region svg:x="2.015cm" svg:y="0.575cm" svg:width="51.775cm" svg:height="17.3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E61:Sheet1.E73" chart:class="chart:scatter">
            <chart:domain table:cell-range-address="Sheet1.D61:Sheet1.D73"/>
            <chart:data-point chart:repeated="1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28607">
                <text:p>728607</text:p>
                <draw:g>
                  <svg:desc>Sheet1.D61:Sheet1.D73</svg:desc>
                </draw:g>
              </table:table-cell>
              <table:table-cell office:value-type="float" office:value="1.213">
                <text:p>1.213</text:p>
                <draw:g>
                  <svg:desc>Sheet1.E61:Sheet1.E7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06796">
                <text:p>1106796</text:p>
              </table:table-cell>
              <table:table-cell office:value-type="float" office:value="1.204">
                <text:p>1.2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72292">
                <text:p>2072292</text:p>
              </table:table-cell>
              <table:table-cell office:value-type="float" office:value="1.197">
                <text:p>1.1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395988">
                <text:p>3395988</text:p>
              </table:table-cell>
              <table:table-cell office:value-type="float" office:value="1.213">
                <text:p>1.2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116005">
                <text:p>5116005</text:p>
              </table:table-cell>
              <table:table-cell office:value-type="float" office:value="1.222">
                <text:p>1.2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602384">
                <text:p>5602384</text:p>
              </table:table-cell>
              <table:table-cell office:value-type="float" office:value="1.287">
                <text:p>1.2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844962">
                <text:p>7844962</text:p>
              </table:table-cell>
              <table:table-cell office:value-type="float" office:value="1.278">
                <text:p>1.2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039949">
                <text:p>9039949</text:p>
              </table:table-cell>
              <table:table-cell office:value-type="float" office:value="1.288">
                <text:p>1.2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620454">
                <text:p>9620454</text:p>
              </table:table-cell>
              <table:table-cell office:value-type="float" office:value="1.299">
                <text:p>1.2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540924">
                <text:p>10540924</text:p>
              </table:table-cell>
              <table:table-cell office:value-type="float" office:value="1.304">
                <text:p>1.3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107251">
                <text:p>12107251</text:p>
              </table:table-cell>
              <table:table-cell office:value-type="float" office:value="1.262">
                <text:p>1.2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896528">
                <text:p>12896528</text:p>
              </table:table-cell>
              <table:table-cell office:value-type="float" office:value="1.311">
                <text:p>1.3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815303">
                <text:p>13815303</text:p>
              </table:table-cell>
              <table:table-cell office:value-type="float" office:value="1.327">
                <text:p>1.32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